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Night cooling. </text:p>
      <text:p text:style-name="P4">(Originally KornKragt Project)</text:p>
      <text:p text:style-name="P1">In hot times of a year, buildings are overheated via solar radiation during hot days. </text:p>
      <text:p text:style-name="P1">The athmospheric air temperature gets smaller nights. We want to switch on ventillation, when the <text:s/>temperature outside a building is higher, than the temperature inside the building. To do it, we use: </text:p>
      <text:list xml:id="list965648118169461960" text:style-name="L1">
        <text:list-item>
          <text:p text:style-name="P2">Temperature sensors (i2c or 1-wire, connected to according bus of GPIO of Raspberry Pi)</text:p>
        </text:list-item>
        <text:list-item>
          <text:p text:style-name="P2">Relays, connected to GPIO pins of Raspberry Pi</text:p>
        </text:list-item>
        <text:list-item>
          <text:p text:style-name="P2">Commertial Wind-Rain sensors set 220V on or off depending on the whether. We detect the state of such sensors via additional Relay, controlled via 220V input. </text:p>
        </text:list-item>
      </text:list>
      <text:p text:style-name="Standard"/>
      <text:p text:style-name="P3">2 CO2 controlled ventillation</text:p>
      <text:p text:style-name="P4">(Originally RHTCO2-Jade Hochschule Project)</text:p>
      <text:p text:style-name="Standard">People are staying inside the air-tight buildings. The air is getting worse due to consumption of oxigen and emission of CO2 and other gases. <text:s/>The air exchange is needed. We measure CO2 concentration in buildings, If it gets higher, then we switch ventilation on or increase ventilation power smoothly. To keep air exchange in buildings higher, if people are inside. </text:p>
      <text:p text:style-name="Standard"/>
      <text:p text:style-name="Standard">Quality control. </text:p>
      <text:p text:style-name="Standard">The all data of sensors are stored. The messages to people are send, if the problem of the air is appea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vel Paulau</meta:initial-creator>
    <meta:creation-date>2019-03-07T14:43:05.69</meta:creation-date>
    <dc:date>2019-06-06T23:23:43.61</dc:date>
    <dc:creator>Pavel Paulau</dc:creator>
    <meta:editing-duration>PT16M27S</meta:editing-duration>
    <meta:editing-cycles>5</meta:editing-cycles>
    <meta:generator>OpenOffice/4.1.4$Win32 OpenOffice.org_project/414m5$Build-9788</meta:generator>
    <meta:document-statistic meta:table-count="0" meta:image-count="0" meta:object-count="0" meta:page-count="1" meta:paragraph-count="12" meta:word-count="195" meta:character-count="1192"/>
  </office:meta>
</office:document-meta>
</file>